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53cm"/>
      <style:text-properties fo:font-size="10pt" officeooo:paragraph-rsid="0043c2ea" style:font-size-asian="10pt" style:font-size-complex="10pt"/>
    </style:style>
    <style:style style:name="P19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4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472e72" style:font-size-asian="10pt" style:font-size-complex="10pt"/>
    </style:style>
    <style:style style:name="P2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3c2ea" officeooo:paragraph-rsid="0043c2ea" style:font-size-asian="10pt" style:font-size-complex="10pt"/>
    </style:style>
    <style:style style:name="P26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0" style:family="paragraph" style:parent-style-name="Standard">
      <style:paragraph-properties fo:margin-left="0.695cm" fo:margin-right="0cm" fo:text-indent="0cm" style:auto-text-indent="false"/>
    </style:style>
    <style:style style:name="P41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2" style:family="paragraph" style:parent-style-name="Standard">
      <style:paragraph-properties fo:margin-left="0cm" fo:margin-right="0cm" fo:line-height="0.353cm" fo:text-indent="0cm" style:auto-text-indent="false"/>
    </style:style>
    <style:style style:name="P43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6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7" style:family="paragraph" style:parent-style-name="Standard">
      <style:paragraph-properties style:line-height-at-least="0.503cm"/>
    </style:style>
    <style:style style:name="P4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9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0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1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52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officeooo:paragraph-rsid="0043c2ea"/>
    </style:style>
    <style:style style:name="P5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4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472e72" officeooo:paragraph-rsid="004631c7" style:font-size-asian="10pt" style:font-size-complex="10pt"/>
    </style:style>
    <style:style style:name="P56" style:family="paragraph" style:parent-style-name="Standard">
      <style:paragraph-properties fo:line-height="0.353cm"/>
      <style:text-properties fo:font-size="10pt" officeooo:rsid="00488d5a" officeooo:paragraph-rsid="00488d5a" style:font-size-asian="10pt" style:font-size-complex="10pt"/>
    </style:style>
    <style:style style:name="P57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8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9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0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62" style:family="paragraph" style:parent-style-name="Standard">
      <loext:graphic-properties draw:fill="solid" draw:fill-color="#282c34"/>
      <style:paragraph-properties style:line-height-at-least="0.503cm" fo:background-color="#282c34" fo:padding="0cm" fo:border="none" style:shadow="none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43c2ea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488d5a" style:font-name-asian="Times New Roman1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1" style:font-size-asian="10pt" style:font-size-complex="10pt"/>
    </style:style>
    <style:style style:name="T6" style:family="text">
      <style:text-properties fo:font-size="10pt" officeooo:rsid="0014d791" style:font-name-asian="Times New Roman1" style:font-size-asian="10pt" style:font-size-complex="10pt"/>
    </style:style>
    <style:style style:name="T7" style:family="text">
      <style:text-properties fo:font-size="10pt" officeooo:rsid="0015ac15" style:font-name-asian="Times New Roman1" style:font-size-asian="10pt" style:font-size-complex="10pt"/>
    </style:style>
    <style:style style:name="T8" style:family="text">
      <style:text-properties fo:font-size="10pt" officeooo:rsid="002b9f92" style:font-name-asian="Times New Roman1" style:font-size-asian="10pt" style:font-size-complex="10pt"/>
    </style:style>
    <style:style style:name="T9" style:family="text">
      <style:text-properties fo:font-size="10pt" officeooo:rsid="00488d5a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488d5a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43c2ea" style:font-name-asian="Times New Roman1" style:font-size-asian="9.5pt" style:font-size-complex="9.5pt"/>
    </style:style>
    <style:style style:name="T33" style:family="text">
      <style:text-properties fo:font-size="9pt" style:font-name-asian="Times New Roman1" style:font-size-asian="9pt" style:font-size-complex="9pt"/>
    </style:style>
    <style:style style:name="T34" style:family="text">
      <style:text-properties officeooo:rsid="002b9f92"/>
    </style:style>
    <style:style style:name="T35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36" style:family="text">
      <style:text-properties style:text-position="0% 100%" fo:font-size="10pt" style:text-underline-style="solid" style:text-underline-width="auto" style:text-underline-color="font-color" fo:font-weight="normal" officeooo:rsid="004631c7" style:font-name-asian="Times New Roman1" style:font-size-asian="10pt" style:font-weight-asian="normal" style:font-size-complex="10pt" style:font-weight-complex="normal"/>
    </style:style>
    <style:style style:name="T37" style:family="text">
      <style:text-properties style:text-position="0% 100%" fo:font-size="10pt" style:text-underline-style="solid" style:text-underline-width="auto" style:text-underline-color="font-color" fo:font-weight="normal" officeooo:rsid="00488d5a" style:font-name-asian="Times New Roman1" style:font-size-asian="10pt" style:font-weight-asian="normal" style:font-size-complex="10pt" style:font-weight-complex="normal"/>
    </style:style>
    <style:style style:name="T38" style:family="text">
      <style:text-properties officeooo:rsid="0043c2ea"/>
    </style:style>
    <style:style style:name="T39" style:family="text">
      <style:text-properties officeooo:rsid="00472e72"/>
    </style:style>
    <style:style style:name="T40" style:family="text">
      <style:text-properties fo:color="#569cd6" loext:opacity="100%"/>
    </style:style>
    <style:style style:name="T41" style:family="text">
      <style:text-properties fo:color="#ce9178" loext:opacity="100%"/>
    </style:style>
    <style:style style:name="T42" style:family="text">
      <style:text-properties fo:color="#b5cea8" loext:opacity="100%"/>
    </style:style>
    <style:style style:name="T43" style:family="text">
      <style:text-properties officeooo:rsid="0049d286"/>
    </style:style>
    <style:style style:name="T44" style:family="text">
      <style:text-properties fo:color="#d55fde" loext:opacity="100%" style:font-name="JetBrains Mono" fo:font-size="10pt" fo:font-style="italic" style:font-size-asian="10pt" style:font-style-asian="italic" style:font-weight-asian="normal"/>
    </style:style>
    <style:style style:name="T45" style:family="text">
      <style:text-properties fo:color="#89ca78" loext:opacity="100%" style:font-name="JetBrains Mono" fo:font-size="10pt" fo:font-style="normal" style:font-size-asian="10pt" style:font-style-asian="normal" style:font-weight-asian="normal"/>
    </style:style>
    <style:style style:name="T46" style:family="text">
      <style:text-properties fo:color="#61afef" loext:opacity="100%" style:font-name="JetBrains Mono" fo:font-size="10pt" fo:font-style="normal" style:font-size-asian="10pt" style:font-style-asian="normal" style:font-weight-asian="normal"/>
    </style:style>
    <style:style style:name="T47" style:family="text">
      <style:text-properties fo:color="#bbbbbb" loext:opacity="100%" style:font-name="JetBrains Mono" fo:font-size="10pt" fo:font-style="normal" style:font-size-asian="10pt" style:font-style-asian="normal" style:font-weight-asian="normal"/>
    </style:style>
    <style:style style:name="T48" style:family="text">
      <style:text-properties fo:color="#d19a66" loext:opacity="100%" style:font-name="JetBrains Mono" fo:font-size="10pt" fo:font-style="normal" style:font-size-asian="10pt" style:font-style-asian="normal" style:font-weight-asian="normal"/>
    </style:style>
    <style:style style:name="T49" style:family="text">
      <style:text-properties fo:color="#2bbac5" loext:opacity="100%" style:font-name="JetBrains Mono" fo:font-size="10pt" fo:font-style="normal" style:font-size-asian="10pt" style:font-style-asian="normal" style:font-weight-asian="normal"/>
    </style:style>
    <style:style style:name="T50" style:family="text">
      <style:text-properties fo:color="#ef596f" loext:opacity="100%" style:font-name="JetBrains Mono" fo:font-size="10pt" fo:font-style="normal" style:font-size-asian="10pt" style:font-style-asian="normal" style:font-weight-asian="normal"/>
    </style:style>
    <style:style style:name="T51" style:family="text">
      <style:text-properties fo:color="#5c6370" loext:opacity="100%" style:font-name="JetBrains Mono" fo:font-size="10pt" fo:font-style="italic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1</text:span><text:span text:style-name="T3">5</text:span><text:span text:style-name="T4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5">Студент группы </text:span><text:span text:style-name="T10">М8О-10</text:span><text:span text:style-name="T11">7</text:span><text:span text:style-name="T10">Б-2</text:span><text:span text:style-name="T11">2</text:span><text:span text:style-name="T10"> </text:span><text:span text:style-name="T11">Брюханов</text:span><text:span text:style-name="T10"> </text:span><text:span text:style-name="T11">Захар</text:span><text:span text:style-name="T10"> </text:span><text:span text:style-name="T11">Дмитриевич</text:span><text:span text:style-name="T5">, № по списку <text:s/></text:span><text:span text:style-name="T11">5</text:span></text:p>
      <text:p text:style-name="P3"/>
      <text:p text:style-name="P12"><text:span text:style-name="T5">Контакты: </text:span><text:a xlink:type="simple" xlink:href="mailto:brukhanovz@gmail.com" text:style-name="Internet_20_link" text:visited-style-name="Visited_20_Internet_20_Link"><text:span text:style-name="T6">brukhanovz</text:span></text:a><text:a xlink:type="simple" xlink:href="mailto:brukhanovz@gmail.com" text:style-name="Internet_20_link" text:visited-style-name="Visited_20_Internet_20_Link"><text:span text:style-name="T10">@gmail.com</text:span></text:a><text:span text:style-name="T10">; </text:span><text:span text:style-name="T17">telegram: @br_zahar</text:span></text:p>
      <text:p text:style-name="P4"/>
      <text:p text:style-name="P13"><text:span text:style-name="T5">Работа выполнена: «</text:span><text:span text:style-name="T9">30</text:span><text:span text:style-name="T29">» </text:span><text:span text:style-name="T32">но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5">Преподаватель: </text:span><text:span text:style-name="T12">Аносова</text:span><text:span text:style-name="T10"> </text:span><text:span text:style-name="T12">Наталья Павловна</text:span><text:span text:style-name="T7"> </text:span><text:span text:style-name="T5">каф. 806</text:span></text:p>
      <text:p text:style-name="P6"/>
      <text:p text:style-name="P27">Входной контроль знаний с оценкой _____________________</text:p>
      <text:p text:style-name="P7"/>
      <text:p text:style-name="P14"><text:span text:style-name="T5">Отчет сдан «<text:tab/>» _________20</text:span><text:span text:style-name="T7">22 </text:span><text:span text:style-name="T5">г., итоговая оценка _____</text:span></text:p>
      <text:p text:style-name="P8"/>
      <text:p text:style-name="P28">Подпись преподавателя ________________</text:p>
      <text:p text:style-name="P9"/>
      <text:list xml:id="list2084951046" text:style-name="WWNum1">
        <text:list-item>
          <text:list>
            <text:list-item>
              <text:p text:style-name="P49"><text:span text:style-name="T22">Тема:</text:span><text:span text:style-name="T18"> </text:span><text:span text:style-name="T21">Вложенные циклы с параметрами. Обход и линеаризация матриц.</text:span><text:span text:style-name="T18"> <text:s text:c="41"/>_______ <text:s text:c="20"/></text:span></text:p>
            </text:list-item>
          </text:list>
        </text:list-item>
      </text:list>
      <text:p text:style-name="P15"/>
      <text:list xml:id="list2110382016" text:style-name="WWNum2">
        <text:list-item>
          <text:p text:style-name="P50"><text:span text:style-name="T22">Цель работы:</text:span><text:span text:style-name="T18"> </text:span><text:span text:style-name="T21">Составить программу на языке Си, производящую обработку квадратной матрицы порядка N, из целых чисел.</text:span><text:span text:style-name="T20">________ ______</text:span><text:span text:style-name="T5">_______________________________________________________________________</text:span></text:p>
        </text:list-item>
        <text:list-item>
          <text:p text:style-name="P51"><text:span text:style-name="T22">Задание </text:span><text:span text:style-name="T5">(</text:span><text:span text:style-name="T25">вариант №</text:span><text:span text:style-name="T23"> </text:span><text:span text:style-name="T24">5</text:span><text:span text:style-name="T5">)</text:span><text:span text:style-name="T22">:</text:span><text:span text:style-name="T35"> </text:span><text:span text:style-name="T37">Сложение всех строк, содержащих максимальный элемент матрицы, и замена первой из них на результат сложения.</text:span><text:span text:style-name="T36">______________</text:span><text:span text:style-name="T35">____ <text:s text:c="141"/></text:span></text:p>
        </text:list-item>
        <text:list-item>
          <text:p text:style-name="P52"><text:span text:style-name="T22">Оборудование </text:span><text:span text:style-name="T5">(</text:span><text:span text:style-name="T8">студента</text:span><text:span text:style-name="T5">):</text:span></text:p>
        </text:list-item>
      </text:list>
      <text:p text:style-name="P38"/>
      <text:p text:style-name="P16"/>
      <text:p text:style-name="P40"><text:span text:style-name="T5">Процессор </text:span><text:span text:style-name="T28">Intel® Core™ i5-8250U CPU @ 1.60GHz × 8</text:span><text:span text:style-name="T10"> </text:span><text:span text:style-name="T5"><text:s/>с ОП </text:span><text:span text:style-name="T14">1</text:span><text:span text:style-name="T10">2288</text:span><text:span text:style-name="T5"> Мб, НМД </text:span><text:span text:style-name="T10">_ <text:s/>524288_ <text:s/></text:span><text:span text:style-name="T5"><text:s/>Мб. Монитор </text:span><text:span text:style-name="T10">_______</text:span><text:span text:style-name="T13">lenovo</text:span><text:span text:style-name="T10">_________</text:span></text:p>
      <text:p text:style-name="P29">Другие устройства ________________________________________________________________________________</text:p>
      <text:p text:style-name="P29">_________________________________________________________________________________________________</text:p>
      <text:p text:style-name="P15"/>
      <text:list xml:id="list175748076752491" text:continue-numbering="true" text:style-name="WWNum2">
        <text:list-item>
          <text:p text:style-name="P53">Программное обеспечение (<text:span text:style-name="T34">студента</text:span>):</text:p>
        </text:list-item>
      </text:list>
      <text:p text:style-name="P38"/>
      <text:p text:style-name="P16"/>
      <text:p text:style-name="P40"><text:span text:style-name="T5">Операционная система семейства </text:span><text:span text:style-name="T10">___Unix____</text:span><text:span text:style-name="T5">, наименование </text:span><text:span text:style-name="T10">__</text:span><text:span text:style-name="T13">Ubuntu</text:span><text:span text:style-name="T10">____________</text:span><text:span text:style-name="T5"> версия </text:span><text:span text:style-name="T10">___</text:span><text:span text:style-name="T14">22.</text:span><text:span text:style-name="T10"> <text:s text:c="2"/>__________</text:span></text:p>
      <text:p text:style-name="P40"><text:span text:style-name="T5">интерпретатор команд </text:span><text:span text:style-name="T10">____bash________</text:span><text:span text:style-name="T5"> версия </text:span><text:span text:style-name="T10">__5.</text:span><text:span text:style-name="T15">1</text:span><text:span text:style-name="T10">.1</text:span><text:span text:style-name="T15">6</text:span><text:span text:style-name="T10">____</text:span><text:span text:style-name="T5">.</text:span></text:p>
      <text:p text:style-name="P40"><text:span text:style-name="T5">Система программирования </text:span><text:span text:style-name="T10">______________________________________</text:span><text:span text:style-name="T26">версия</text:span><text:span text:style-name="T5"> </text:span><text:span text:style-name="T10">_______________</text:span></text:p>
      <text:p text:style-name="P40"><text:span text:style-name="T5">Редактор текстов </text:span><text:span text:style-name="T18">_____</text:span><text:span text:style-name="T19">E</text:span><text:span text:style-name="T18">macs_______________________________________________</text:span><text:span text:style-name="T23"> версия </text:span><text:span text:style-name="T18">_</text:span><text:span text:style-name="T19">3.24.30</text:span><text:span text:style-name="T18"> <text:s text:c="2"/>_________</text:span></text:p>
      <text:p text:style-name="P41"><text:span text:style-name="T5">Утилиты операционной системы </text:span><text:span text:style-name="T15">Команды who, pwd, ls, cd, cp, mv, rm, cat, ps, mkdir, rmdir___________________ ________</text:span><text:span text:style-name="T10">_______</text:span><text:span text:style-name="T5">_______</text:span><text:span text:style-name="T10">_________________ _________________________________________________________</text:span></text:p>
      <text:p text:style-name="P41"><text:span text:style-name="T18">Прикладные системы и программы __</text:span><text:span text:style-name="T19">Gnuplot, bc</text:span><text:span text:style-name="T18"> <text:s text:c="135"/></text:span></text:p>
      <text:p text:style-name="P29">_________________________________________________________________________________________________</text:p>
      <text:p text:style-name="P40"><text:span text:style-name="T5">Местонахождение и имена файлов программ и данных на домашнем компьютере ______</text:span><text:span text:style-name="T10">home/</text:span><text:span text:style-name="T16">br_zahar</text:span><text:span text:style-name="T10">_________</text:span></text:p>
      <text:p text:style-name="P44"><text:span text:style-name="T22">6. Идея, метод, алгоритм </text:span><text:span text:style-name="T33">решения задачи</text:span><text:span text:style-name="T22"> </text:span><text:span text:style-name="T33">(в формах:</text:span><text:span text:style-name="T22"> </text:span><text:span text:style-name="T33">словесной,</text:span><text:span text:style-name="T22"> </text:span><text:span text:style-name="T33">псевдокода,</text:span><text:span text:style-name="T22"> </text:span><text:span text:style-name="T33">графической</text:span><text:span text:style-name="T22"> </text:span><text:span text:style-name="T33">[блок-схема,</text:span><text:span text:style-name="T22"> </text:span><text:span text:style-name="T33">диаграмма,</text:span><text:span text:style-name="T22"> </text:span><text:span text:style-name="T33">рисунок,</text:span><text:span text:style-name="T22"> </text:span><text:span text:style-name="T33">таблица] или формальные спецификации с пред- и постусловиями)</text:span></text:p>
      <text:p text:style-name="P56">Считывая матрицу, запоминаем ее максимальный элемент и строку в которой он встретился в первый раз, после считываем суммы всех строк где также встречается максимальный элемент и вписываем данные значения в первую строку с максимальных элементом.</text:p>
      <text:p text:style-name="P18"/>
      <text:list xml:id="list2842657276" text:style-name="WWNum3">
        <text:list-item>
          <text:p text:style-name="P57"><text:span text:style-name="T22">Сценарий выполнения работы </text:span><text:span text:style-name="T33">[план работы,</text:span><text:span text:style-name="T22"> </text:span><text:span text:style-name="T33">первоначальный текст программы в черновике</text:span><text:span text:style-name="T22"> </text:span><text:span text:style-name="T33">(можно на отдельном листе)</text:span><text:span text:style-name="T22"> </text:span><text:span text:style-name="T33">и</text:span><text:span text:style-name="T22"> </text:span><text:span text:style-name="T33">тесты либо соображения по тестированию].</text:span></text:p>
        </text:list-item>
      </text:list>
      <text:p text:style-name="P25">Тесты:</text:p>
      <text:p text:style-name="P55">Введите размерность матрицы</text:p>
      <text:p text:style-name="P55">3</text:p>
      <text:p text:style-name="P55">Введите матрицу размера 3^3</text:p>
      <text:p text:style-name="P55">1 2 3</text:p>
      <text:p text:style-name="P55">4 5 6</text:p>
      <text:p text:style-name="P55">7 8 9</text:p>
      <text:p text:style-name="P55">Введённая матрица:</text:p>
      <text:p text:style-name="P55">1 <text:s text:c="8"/>2 <text:s text:c="8"/>3 <text:s text:c="8"/></text:p>
      <text:p text:style-name="P55">4 <text:s text:c="8"/>5 <text:s text:c="8"/>6 <text:s text:c="8"/></text:p>
      <text:p text:style-name="P55">7 <text:s text:c="8"/>8 <text:s text:c="8"/>9 <text:s text:c="8"/></text:p>
      <text:p text:style-name="P55">Максимальный элемент матрицы: 9</text:p>
      <text:p text:style-name="P55">Номер первой строки содержащей максимальный элемент матрицы: 3</text:p>
      <text:p text:style-name="P55">1 <text:s text:c="8"/>2 <text:s text:c="8"/>3 <text:s text:c="8"/></text:p>
      <text:p text:style-name="P55">4 <text:s text:c="8"/>5 <text:s text:c="8"/>6 <text:s text:c="8"/></text:p>
      <text:p text:style-name="P55">7 <text:s text:c="8"/>8 <text:s text:c="8"/>9 <text:s text:c="8"/></text:p>
      <text:p text:style-name="P55">Введите размерность матрицы</text:p>
      <text:p text:style-name="P55">2</text:p>
      <text:p text:style-name="P55">Введите матрицу размера 2^2</text:p>
      <text:p text:style-name="P55">1 1</text:p>
      <text:p text:style-name="P55">1 1</text:p>
      <text:p text:style-name="P55">Введённая матрица:</text:p>
      <text:p text:style-name="P55"><text:soft-page-break/>1 <text:s text:c="8"/>1 <text:s text:c="8"/></text:p>
      <text:p text:style-name="P55">1 <text:s text:c="8"/>1 <text:s text:c="8"/></text:p>
      <text:p text:style-name="P55">Максимальный элемент матрицы: 1</text:p>
      <text:p text:style-name="P55">Номер первой строки содержащей максимальный элемент матрицы: 1</text:p>
      <text:p text:style-name="P55">2 <text:s text:c="8"/>2 <text:s text:c="8"/></text:p>
      <text:p text:style-name="P55">1 <text:s text:c="8"/>1 <text:s text:c="8"/></text:p>
      <text:p text:style-name="P55">Введите размерность матрицы</text:p>
      <text:p text:style-name="P55">1</text:p>
      <text:p text:style-name="P55">Введите матрицу размера 1^1</text:p>
      <text:p text:style-name="P55">5</text:p>
      <text:p text:style-name="P55">Введённая матрица:</text:p>
      <text:p text:style-name="P55">5 <text:s text:c="8"/></text:p>
      <text:p text:style-name="P55">Максимальный элемент матрицы: 5</text:p>
      <text:p text:style-name="P55">Номер первой строки содержащей максимальный элемент матрицы: 1</text:p>
      <text:p text:style-name="P55">5 <text:s text:c="8"/></text:p>
      <text:p text:style-name="P55">Введите размерность матрицы</text:p>
      <text:p text:style-name="P55">5</text:p>
      <text:p text:style-name="P55">Введите матрицу размера 5^5</text:p>
      <text:p text:style-name="P55">1 2 3 4 5</text:p>
      <text:p text:style-name="P55">1 1 1 2 5</text:p>
      <text:p text:style-name="P55">1 2 4 4 4</text:p>
      <text:p text:style-name="P55">1 1 1 1 5</text:p>
      <text:p text:style-name="P55">3 3 3 3 5</text:p>
      <text:p text:style-name="P55">Введённая матрица:</text:p>
      <text:p text:style-name="P55">1 <text:s text:c="8"/>2 <text:s text:c="8"/>3 <text:s text:c="8"/>4 <text:s text:c="8"/>5 <text:s text:c="8"/></text:p>
      <text:p text:style-name="P55">1 <text:s text:c="8"/>1 <text:s text:c="8"/>1 <text:s text:c="8"/>2 <text:s text:c="8"/>5 <text:s text:c="8"/></text:p>
      <text:p text:style-name="P55">1 <text:s text:c="8"/>2 <text:s text:c="8"/>4 <text:s text:c="8"/>4 <text:s text:c="8"/>4 <text:s text:c="8"/></text:p>
      <text:p text:style-name="P55">1 <text:s text:c="8"/>1 <text:s text:c="8"/>1 <text:s text:c="8"/>1 <text:s text:c="8"/>5 <text:s text:c="8"/></text:p>
      <text:p text:style-name="P55">3 <text:s text:c="8"/>3 <text:s text:c="8"/>3 <text:s text:c="8"/>3 <text:s text:c="8"/>5 <text:s text:c="8"/></text:p>
      <text:p text:style-name="P55">Максимальный элемент матрицы: 5</text:p>
      <text:p text:style-name="P55">Номер первой строки содержащей максимальный элемент матрицы: 1</text:p>
      <text:p text:style-name="P55">6 <text:s text:c="8"/>7 <text:s text:c="8"/>8 <text:s text:c="8"/>10 <text:s text:c="7"/>20 <text:s text:c="7"/></text:p>
      <text:p text:style-name="P55">1 <text:s text:c="8"/>1 <text:s text:c="8"/>1 <text:s text:c="8"/>2 <text:s text:c="8"/>5 <text:s text:c="8"/></text:p>
      <text:p text:style-name="P55">1 <text:s text:c="8"/>2 <text:s text:c="8"/>4 <text:s text:c="8"/>4 <text:s text:c="8"/>4 <text:s text:c="8"/></text:p>
      <text:p text:style-name="P55">1 <text:s text:c="8"/>1 <text:s text:c="8"/>1 <text:s text:c="8"/>1 <text:s text:c="8"/>5 <text:s text:c="8"/></text:p>
      <text:p text:style-name="P55">3 <text:s text:c="8"/>3 <text:s text:c="8"/>3 <text:s text:c="8"/>3 <text:s text:c="8"/>5 <text:s text:c="8"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37">Пункты 1-7 отчета составляются строго до начала лабораторной работы.</text:p>
      <text:p text:style-name="P42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1209796175" text:style-name="WWNum4">
        <text:list-item>
          <text:p text:style-name="P58"><text:span text:style-name="T22">Распечатка протокола </text:span><text:span text:style-name="T33">(подклеить листинг окончательного варианта программы с тестовыми примерами,</text:span><text:span text:style-name="T22"> </text:span><text:span text:style-name="T33">подписанный</text:span><text:span text:style-name="T22"> </text:span><text:span text:style-name="T33">преподавателем).</text:span></text:p>
        </text:list-item>
      </text:list>
      <text:p text:style-name="P62"><text:span text:style-name="T44">#include </text:span><text:span text:style-name="T45">&lt;stdbool.h&gt;</text:span><text:line-break/><text:span text:style-name="T44">#include </text:span><text:span text:style-name="T45">&lt;ctype.h&gt;</text:span><text:line-break/><text:span text:style-name="T44">#include </text:span><text:span text:style-name="T45">&lt;stdio.h&gt;</text:span><text:line-break/><text:span text:style-name="T44">#include </text:span><text:span text:style-name="T45">&lt;math.h&gt;</text:span><text:line-break/><text:line-break/><text:span text:style-name="T44">int </text:span><text:span text:style-name="T46">max</text:span><text:span text:style-name="T47">(</text:span><text:span text:style-name="T44">int </text:span><text:span text:style-name="T48">a</text:span><text:span text:style-name="T47">, </text:span><text:span text:style-name="T44">int </text:span><text:span text:style-name="T48">b</text:span><text:span text:style-name="T47">) {</text:span><text:line-break/><text:span text:style-name="T47"> <text:s text:c="3"/></text:span><text:span text:style-name="T44">return </text:span><text:span text:style-name="T47">(</text:span><text:span text:style-name="T48">a </text:span><text:span text:style-name="T47">&gt; </text:span><text:span text:style-name="T48">b</text:span><text:span text:style-name="T47">) ? </text:span><text:span text:style-name="T48">a </text:span><text:span text:style-name="T47">: </text:span><text:span text:style-name="T48">b</text:span><text:span text:style-name="T47">;</text:span><text:line-break/><text:span text:style-name="T47">}</text:span><text:line-break/><text:line-break/><text:span text:style-name="T44">int </text:span><text:span text:style-name="T46">main</text:span><text:span text:style-name="T47">() {</text:span><text:line-break/><text:span text:style-name="T47"> <text:s text:c="3"/></text:span><text:span text:style-name="T44">int </text:span><text:span text:style-name="T47">arr[</text:span><text:span text:style-name="T48">8</text:span><text:span text:style-name="T47">][</text:span><text:span text:style-name="T48">8</text:span><text:span text:style-name="T47">], n = </text:span><text:span text:style-name="T48">1</text:span><text:span text:style-name="T47">;</text:span><text:line-break/><text:span text:style-name="T47"> <text:s text:c="3"/></text:span><text:span text:style-name="T44">while </text:span><text:span text:style-name="T47">(n) {</text:span><text:line-break/><text:span text:style-name="T47"> <text:s text:c="7"/></text:span><text:span text:style-name="T46">printf</text:span><text:span text:style-name="T47">(</text:span><text:span text:style-name="T45">"Введите размерность матрицы</text:span><text:span text:style-name="T49">\n</text:span><text:span text:style-name="T45">"</text:span><text:span text:style-name="T47">);</text:span><text:line-break/><text:span text:style-name="T47"> <text:s text:c="7"/></text:span><text:span text:style-name="T44">if </text:span><text:span text:style-name="T47">(</text:span><text:span text:style-name="T46">scanf</text:span><text:span text:style-name="T47">(</text:span><text:span text:style-name="T45">"%d"</text:span><text:span text:style-name="T47">, &amp;n) == </text:span><text:span text:style-name="T50">EOF</text:span><text:span text:style-name="T47">) {</text:span><text:line-break/><text:span text:style-name="T47"> <text:s text:c="11"/></text:span><text:span text:style-name="T44">break</text:span><text:span text:style-name="T47">;</text:span><text:line-break/><text:span text:style-name="T47"> <text:s text:c="7"/>}</text:span><text:line-break/><text:span text:style-name="T47"> <text:s text:c="7"/></text:span><text:span text:style-name="T46">printf</text:span><text:span text:style-name="T47">(</text:span><text:span text:style-name="T45">"Введите матрицу размера %d^%d</text:span><text:span text:style-name="T49">\n</text:span><text:span text:style-name="T45">"</text:span><text:span text:style-name="T47">, n, n);</text:span><text:line-break/><text:span text:style-name="T47"> <text:s text:c="7"/></text:span><text:span text:style-name="T44">int </text:span><text:span text:style-name="T47">m1 = -</text:span><text:span text:style-name="T48">1000000000</text:span><text:span text:style-name="T47">, m2, c1, c2, x, str[</text:span><text:span text:style-name="T48">8</text:span><text:span text:style-name="T47">] = {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, -</text:span><text:span text:style-name="T48">1</text:span><text:span text:style-name="T47">};</text:span><text:line-break/><text:span text:style-name="T47"> <text:s text:c="7"/></text:span><text:span text:style-name="T44">for </text:span><text:span text:style-name="T47">(</text:span><text:span text:style-name="T44">int </text:span><text:span text:style-name="T47">i = </text:span><text:span text:style-name="T48">0</text:span><text:span text:style-name="T47">; i &lt; n; i++) {</text:span><text:line-break/><text:span text:style-name="T47"> <text:s text:c="11"/></text:span><text:span text:style-name="T44">for </text:span><text:span text:style-name="T47">(</text:span><text:span text:style-name="T44">int </text:span><text:span text:style-name="T47">j = </text:span><text:span text:style-name="T48">0</text:span><text:span text:style-name="T47">; j &lt; n; j++) {</text:span><text:line-break/><text:span text:style-name="T47"> <text:s text:c="15"/></text:span><text:span text:style-name="T46">scanf</text:span><text:span text:style-name="T47">(</text:span><text:span text:style-name="T45">"%d"</text:span><text:span text:style-name="T47">, &amp;x);</text:span><text:line-break/><text:span text:style-name="T51"> <text:s text:c="15"/></text:span><text:span text:style-name="T47">m2 = m1;</text:span><text:line-break/><text:span text:style-name="T47"> <text:s text:c="15"/>m1 = </text:span><text:span text:style-name="T46">max</text:span><text:span text:style-name="T47">(m1, x);</text:span><text:line-break/><text:span text:style-name="T47"> <text:s text:c="15"/>c2 = c1;</text:span><text:line-break/><text:span text:style-name="T47"> <text:s text:c="15"/></text:span><text:span text:style-name="T44">if </text:span><text:span text:style-name="T47">(m1 != m2) {</text:span><text:line-break/><text:span text:style-name="T47"> <text:s text:c="19"/>c1 = i + </text:span><text:span text:style-name="T48">1</text:span><text:span text:style-name="T47">;</text:span><text:line-break/><text:span text:style-name="T47"> <text:s text:c="15"/>}</text:span><text:line-break/><text:span text:style-name="T47"> <text:s text:c="15"/></text:span><text:span text:style-name="T44">if</text:span><text:span text:style-name="T47">(c1 - </text:span><text:span text:style-name="T48">1 </text:span><text:span text:style-name="T47">!= i &amp;&amp; m1 == x){</text:span><text:line-break/><text:span text:style-name="T47"> <text:s text:c="19"/>str[i] = </text:span><text:span text:style-name="T48">1</text:span><text:span text:style-name="T47">;</text:span><text:line-break/><text:span text:style-name="T47"> <text:s text:c="15"/>}</text:span><text:line-break/><text:span text:style-name="T47"> <text:s text:c="15"/></text:span><text:span text:style-name="T44">if </text:span><text:span text:style-name="T47">(c1 != c2) {</text:span><text:line-break/><text:span text:style-name="T47"> <text:s text:c="19"/>str[</text:span><text:span text:style-name="T48">0</text:span><text:span text:style-name="T47">] = -</text:span><text:span text:style-name="T48">1</text:span><text:span text:style-name="T47">;</text:span><text:line-break/><text:span text:style-name="T47"> <text:s text:c="19"/>str[</text:span><text:span text:style-name="T48">1</text:span><text:span text:style-name="T47">] = -</text:span><text:span text:style-name="T48">1</text:span><text:span text:style-name="T47">;</text:span><text:line-break/><text:span text:style-name="T47"> <text:s text:c="19"/>str[</text:span><text:span text:style-name="T48">2</text:span><text:span text:style-name="T47">] = -</text:span><text:span text:style-name="T48">1</text:span><text:span text:style-name="T47">;</text:span><text:line-break/><text:span text:style-name="T47"> <text:s text:c="19"/>str[</text:span><text:span text:style-name="T48">3</text:span><text:span text:style-name="T47">] = -</text:span><text:span text:style-name="T48">1</text:span><text:span text:style-name="T47">;</text:span><text:line-break/><text:span text:style-name="T47"> <text:s text:c="19"/>str[</text:span><text:span text:style-name="T48">4</text:span><text:span text:style-name="T47">] = -</text:span><text:span text:style-name="T48">1</text:span><text:span text:style-name="T47">;</text:span><text:line-break/><text:span text:style-name="T47"> <text:s text:c="19"/>str[</text:span><text:span text:style-name="T48">5</text:span><text:span text:style-name="T47">] = -</text:span><text:span text:style-name="T48">1</text:span><text:span text:style-name="T47">;</text:span><text:line-break/><text:span text:style-name="T47"> <text:s text:c="19"/>str[</text:span><text:span text:style-name="T48">6</text:span><text:span text:style-name="T47">] = -</text:span><text:span text:style-name="T48">1</text:span><text:span text:style-name="T47">;</text:span><text:line-break/><text:span text:style-name="T47"> <text:s text:c="19"/>str[</text:span><text:span text:style-name="T48">7</text:span><text:span text:style-name="T47">] = -</text:span><text:span text:style-name="T48">1</text:span><text:span text:style-name="T47">;</text:span><text:line-break/><text:span text:style-name="T47"> <text:s text:c="15"/>}</text:span><text:line-break/><text:span text:style-name="T47"> <text:s text:c="15"/>arr[i][j] = x;</text:span><text:line-break/><text:span text:style-name="T47"> <text:s text:c="11"/>}</text:span><text:line-break/><text:span text:style-name="T47"> <text:s text:c="7"/>}</text:span><text:line-break/><text:span text:style-name="T47"> <text:s text:c="7"/></text:span><text:span text:style-name="T46">printf</text:span><text:span text:style-name="T47">(</text:span><text:span text:style-name="T45">"Введённая матрица:</text:span><text:span text:style-name="T49">\n</text:span><text:span text:style-name="T45">"</text:span><text:span text:style-name="T47">);</text:span><text:line-break/><text:span text:style-name="T47"> <text:s text:c="7"/></text:span><text:span text:style-name="T44">for </text:span><text:span text:style-name="T47">(</text:span><text:span text:style-name="T44">int </text:span><text:span text:style-name="T47">i = </text:span><text:span text:style-name="T48">0</text:span><text:span text:style-name="T47">; i &lt; n; i++) {</text:span><text:line-break/><text:span text:style-name="T47"> <text:s text:c="11"/></text:span><text:span text:style-name="T44">for </text:span><text:span text:style-name="T47">(</text:span><text:span text:style-name="T44">int </text:span><text:span text:style-name="T47">j = </text:span><text:span text:style-name="T48">0</text:span><text:span text:style-name="T47">; j &lt; n; j++) {</text:span><text:line-break/><text:span text:style-name="T47"> <text:s text:c="15"/></text:span><text:span text:style-name="T46">printf</text:span><text:span text:style-name="T47">(</text:span><text:span text:style-name="T45">"%-10d"</text:span><text:span text:style-name="T47">, arr[i][j]);</text:span><text:line-break/><text:span text:style-name="T47"> <text:s text:c="11"/>}</text:span><text:line-break/><text:soft-page-break/><text:span text:style-name="T47"> <text:s text:c="11"/></text:span><text:span text:style-name="T46">printf</text:span><text:span text:style-name="T47">(</text:span><text:span text:style-name="T45">"</text:span><text:span text:style-name="T49">\n</text:span><text:span text:style-name="T45">"</text:span><text:span text:style-name="T47">);</text:span><text:line-break/><text:span text:style-name="T47"> <text:s text:c="7"/>}</text:span><text:line-break/><text:line-break/><text:span text:style-name="T47"> <text:s text:c="7"/></text:span><text:span text:style-name="T46">printf</text:span><text:span text:style-name="T47">(</text:span><text:span text:style-name="T45">"Максимальный элемент матрицы: %d</text:span><text:span text:style-name="T49">\n</text:span><text:span text:style-name="T45">"</text:span><text:span text:style-name="T47">, m1);</text:span><text:line-break/><text:span text:style-name="T47"> <text:s text:c="7"/></text:span><text:span text:style-name="T46">printf</text:span><text:span text:style-name="T47">(</text:span><text:span text:style-name="T45">"Номер первой строки содержащей максимальный элемент матрицы: %d</text:span><text:span text:style-name="T49">\n</text:span><text:span text:style-name="T45">"</text:span><text:span text:style-name="T47">, c1);</text:span><text:line-break/><text:span text:style-name="T47"> <text:s text:c="7"/></text:span><text:span text:style-name="T44">int </text:span><text:span text:style-name="T47">s[</text:span><text:span text:style-name="T48">8</text:span><text:span text:style-name="T47">] = {</text:span><text:span text:style-name="T48">0</text:span><text:span text:style-name="T47">,</text:span><text:span text:style-name="T48">0</text:span><text:span text:style-name="T47">,</text:span><text:span text:style-name="T48">0</text:span><text:span text:style-name="T47">,</text:span><text:span text:style-name="T48">0</text:span><text:span text:style-name="T47">,</text:span><text:span text:style-name="T48">0</text:span><text:span text:style-name="T47">,</text:span><text:span text:style-name="T48">0</text:span><text:span text:style-name="T47">,</text:span><text:span text:style-name="T48">0</text:span><text:span text:style-name="T47">,</text:span><text:span text:style-name="T48">0</text:span><text:span text:style-name="T47">};</text:span><text:line-break/><text:span text:style-name="T47"> <text:s text:c="7"/></text:span><text:span text:style-name="T44">for</text:span><text:span text:style-name="T47">(</text:span><text:span text:style-name="T44">int </text:span><text:span text:style-name="T47">i = </text:span><text:span text:style-name="T48">0</text:span><text:span text:style-name="T47">; i &lt; n; i++){</text:span><text:line-break/><text:span text:style-name="T47"> <text:s text:c="11"/>s[i] = arr[c1 - </text:span><text:span text:style-name="T48">1</text:span><text:span text:style-name="T47">][i];</text:span><text:line-break/><text:span text:style-name="T47"> <text:s text:c="7"/>}</text:span><text:line-break/><text:span text:style-name="T47"> <text:s text:c="7"/></text:span><text:span text:style-name="T44">for </text:span><text:span text:style-name="T47">(</text:span><text:span text:style-name="T44">int </text:span><text:span text:style-name="T47">i = </text:span><text:span text:style-name="T48">0</text:span><text:span text:style-name="T47">; i &lt; </text:span><text:span text:style-name="T48">8</text:span><text:span text:style-name="T47">; i++) {</text:span><text:line-break/><text:span text:style-name="T47"> <text:s text:c="11"/></text:span><text:span text:style-name="T44">if</text:span><text:span text:style-name="T47">(str[i] == </text:span><text:span text:style-name="T48">1</text:span><text:span text:style-name="T47">){</text:span><text:line-break/><text:span text:style-name="T47"> <text:s text:c="15"/></text:span><text:span text:style-name="T44">for</text:span><text:span text:style-name="T47">(</text:span><text:span text:style-name="T44">int </text:span><text:span text:style-name="T47">j = </text:span><text:span text:style-name="T48">0</text:span><text:span text:style-name="T47">; j &lt; n; j++){</text:span><text:line-break/><text:span text:style-name="T47"> <text:s text:c="19"/>s[j] = s[j] + arr[i][j];</text:span><text:line-break/><text:span text:style-name="T47"> <text:s text:c="15"/>}</text:span><text:line-break/><text:span text:style-name="T47"> <text:s text:c="11"/>}</text:span><text:line-break/><text:span text:style-name="T47"> <text:s text:c="7"/>}</text:span><text:line-break/><text:span text:style-name="T47"> <text:s text:c="7"/></text:span><text:span text:style-name="T44">for</text:span><text:span text:style-name="T47">(</text:span><text:span text:style-name="T44">int </text:span><text:span text:style-name="T47">i = </text:span><text:span text:style-name="T48">0</text:span><text:span text:style-name="T47">; i &lt; n; i++){</text:span><text:line-break/><text:span text:style-name="T47"> <text:s text:c="11"/>arr[c1 - </text:span><text:span text:style-name="T48">1</text:span><text:span text:style-name="T47">][i] = s[i];</text:span><text:line-break/><text:span text:style-name="T47"> <text:s text:c="7"/>}</text:span><text:line-break/><text:span text:style-name="T47"> <text:s text:c="7"/></text:span><text:span text:style-name="T44">for </text:span><text:span text:style-name="T47">(</text:span><text:span text:style-name="T44">int </text:span><text:span text:style-name="T47">i = </text:span><text:span text:style-name="T48">0</text:span><text:span text:style-name="T47">; i &lt; n; i++) {</text:span><text:line-break/><text:span text:style-name="T47"> <text:s text:c="11"/></text:span><text:span text:style-name="T44">for </text:span><text:span text:style-name="T47">(</text:span><text:span text:style-name="T44">int </text:span><text:span text:style-name="T47">j = </text:span><text:span text:style-name="T48">0</text:span><text:span text:style-name="T47">; j &lt; n; j++) {</text:span><text:line-break/><text:span text:style-name="T47"> <text:s text:c="15"/></text:span><text:span text:style-name="T46">printf</text:span><text:span text:style-name="T47">(</text:span><text:span text:style-name="T45">"%-10d"</text:span><text:span text:style-name="T47">, arr[i][j]);</text:span><text:line-break/><text:span text:style-name="T47"> <text:s text:c="11"/>}</text:span><text:line-break/><text:span text:style-name="T47"> <text:s text:c="11"/></text:span><text:span text:style-name="T46">printf</text:span><text:span text:style-name="T47">(</text:span><text:span text:style-name="T45">"</text:span><text:span text:style-name="T49">\n</text:span><text:span text:style-name="T45">"</text:span><text:span text:style-name="T47">);</text:span><text:line-break/><text:span text:style-name="T47"> <text:s text:c="7"/>}</text:span><text:line-break/><text:span text:style-name="T47"> <text:s text:c="3"/>}</text:span><text:line-break/><text:span text:style-name="T47">}</text:span></text:p>
      <text:p text:style-name="P48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184286555" text:style-name="WWNum5">
        <text:list-item>
          <text:p text:style-name="P59"><text:span text:style-name="T22">Дневник отладки </text:span><text:span text:style-name="T33">должен содержать дату и время сеансов отладки, и основные события</text:span><text:span text:style-name="T22"> </text:span><text:span text:style-name="T33">(ошибки в сценарии и программе,</text:span><text:span text:style-name="T22"> </text:span><text:span text:style-name="T3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0">№</text:p>
          </table:table-cell>
          <table:table-cell table:style-name="Таблица1.B1" office:value-type="string">
            <text:p text:style-name="P35">Лаб.</text:p>
          </table:table-cell>
          <table:table-cell table:style-name="Таблица1.B1" office:value-type="string">
            <text:p text:style-name="P31">Дата</text:p>
          </table:table-cell>
          <table:table-cell table:style-name="Таблица1.B1" office:value-type="string">
            <text:p text:style-name="P31">Время</text:p>
          </table:table-cell>
          <table:table-cell table:style-name="Таблица1.B1" office:value-type="string">
            <text:p text:style-name="P32">Событие</text:p>
          </table:table-cell>
          <table:table-cell table:style-name="Таблица1.B1" office:value-type="string">
            <text:p text:style-name="P33">Действие по исправлению</text:p>
          </table:table-cell>
          <table:table-cell table:style-name="Таблица1.B1" office:value-type="string">
            <text:p text:style-name="P34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5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5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ext:soft-page-break/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1"/>
      <text:list xml:id="list2189880537" text:style-name="WWNum6">
        <text:list-item>
          <text:p text:style-name="P60"><text:span text:style-name="T22">Замечания автора </text:span><text:span text:style-name="T5">по существу работы</text:span><text:span text:style-name="T10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4">Выводы</text:p>
        </text:list-item>
      </text:list>
      <text:p text:style-name="P26"/>
      <text:p text:style-name="P39"><text:span text:style-name="T38">Я научился </text:span><text:span text:style-name="T39">составлять программ</text:span><text:span text:style-name="T43">у</text:span><text:span text:style-name="T39">, написанн</text:span><text:span text:style-name="T43">ую</text:span><text:span text:style-name="T39"> на Си, </text:span><text:span text:style-name="T43">производящую обработку квадратной матрицы порядка__ N*N, из целых чисел._</text:span><text:span text:style-name="T39">_____ _</text:span>___________________________________________________________________ <text:s text:c="59"/></text:p>
      <text:p text:style-name="P43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2"/>
      <text:p text:style-name="P36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1-30T17:57:46.808316303</dc:date>
    <meta:editing-cycles>42</meta:editing-cycles>
    <meta:editing-duration>PT3H54M13S</meta:editing-duration>
    <meta:generator>LibreOffice/7.3.6.2$Linux_X86_64 LibreOffice_project/30$Build-2</meta:generator>
    <meta:document-statistic meta:table-count="1" meta:image-count="0" meta:object-count="0" meta:page-count="5" meta:paragraph-count="104" meta:word-count="888" meta:character-count="8350" meta:non-whitespace-character-count="5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